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list-style-name="L1">
      <style:text-properties officeooo:rsid="004628fa" officeooo:paragraph-rsid="004628fa"/>
    </style:style>
    <style:style style:name="P7" style:family="paragraph" style:parent-style-name="Text_20_body" style:list-style-name="L1">
      <style:text-properties officeooo:rsid="0046f339" officeooo:paragraph-rsid="0046f339"/>
    </style:style>
    <style:style style:name="P8" style:family="paragraph" style:parent-style-name="Text_20_body" style:list-style-name="L1">
      <style:text-properties officeooo:rsid="004864d2" officeooo:paragraph-rsid="004864d2"/>
    </style:style>
    <style:style style:name="P9" style:family="paragraph" style:parent-style-name="Text_20_body" style:list-style-name="L1">
      <style:text-properties officeooo:rsid="004913ea" officeooo:paragraph-rsid="004913ea"/>
    </style:style>
    <style:style style:name="P10" style:family="paragraph" style:parent-style-name="Text_20_body">
      <style:text-properties officeooo:rsid="004913ea" officeooo:paragraph-rsid="004913ea"/>
    </style:style>
    <style:style style:name="P11" style:family="paragraph" style:parent-style-name="Text_20_body">
      <style:text-properties officeooo:paragraph-rsid="004dc1a9"/>
    </style:style>
    <style:style style:name="P12" style:family="paragraph" style:parent-style-name="Text_20_body">
      <style:text-properties officeooo:rsid="004e8786" officeooo:paragraph-rsid="004e8786"/>
    </style:style>
    <style:style style:name="P13" style:family="paragraph" style:parent-style-name="Text_20_body">
      <style:text-properties officeooo:paragraph-rsid="005290af"/>
    </style:style>
    <style:style style:name="P14" style:family="paragraph" style:parent-style-name="Text_20_body">
      <style:text-properties officeooo:rsid="00533d59" officeooo:paragraph-rsid="00533d59"/>
    </style:style>
    <style:style style:name="P15" style:family="paragraph" style:parent-style-name="Heading_20_1">
      <style:text-properties officeooo:rsid="004cd4de" officeooo:paragraph-rsid="004cd4de"/>
    </style:style>
    <style:style style:name="P16" style:family="paragraph" style:parent-style-name="Heading_20_1">
      <style:text-properties officeooo:rsid="004dc1a9" officeooo:paragraph-rsid="004dc1a9"/>
    </style:style>
    <style:style style:name="P17" style:family="paragraph" style:parent-style-name="Heading_20_2">
      <style:text-properties officeooo:rsid="000d5041" officeooo:paragraph-rsid="000d5041"/>
    </style:style>
    <style:style style:name="P18" style:family="paragraph" style:parent-style-name="Heading_20_2">
      <style:text-properties officeooo:rsid="004dc1a9" officeooo:paragraph-rsid="004dc1a9"/>
    </style:style>
    <style:style style:name="P19" style:family="paragraph" style:parent-style-name="Heading_20_3">
      <style:text-properties officeooo:rsid="005290af" officeooo:paragraph-rsid="005290af"/>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officeooo:rsid="00563a37"/>
    </style:style>
    <style:style style:name="T14" style:family="text">
      <style:text-properties fo:font-style="italic" officeooo:rsid="00563a37" style:font-style-asian="italic" style:font-style-complex="italic"/>
    </style:style>
    <style:style style:name="T15" style:family="text">
      <style:text-properties fo:font-style="normal" officeooo:rsid="00563a37" style:font-style-asian="normal" style:font-style-complex="normal"/>
    </style:style>
    <style:style style:name="T16" style:family="text">
      <style:text-properties fo:font-style="normal" officeooo:rsid="005647ff" style:font-style-asian="normal" style:font-style-complex="normal"/>
    </style:style>
    <style:style style:name="T17" style:family="text">
      <style:text-properties fo:font-style="normal" officeooo:rsid="005796bc" style:font-style-asian="normal" style:font-style-complex="normal"/>
    </style:style>
    <style:style style:name="T18" style:family="text">
      <style:text-properties fo:font-style="normal" officeooo:rsid="0058bf04" style:font-style-asian="normal" style:font-style-complex="normal"/>
    </style:style>
    <style:style style:name="T19" style:family="text">
      <style:text-properties fo:font-style="normal" officeooo:rsid="0059004c" style:font-style-asian="normal" style:font-style-complex="normal"/>
    </style:style>
    <style:style style:name="T20" style:family="text">
      <style:text-properties fo:font-style="normal" officeooo:rsid="0059ae34" style:font-style-asian="normal" style:font-style-complex="normal"/>
    </style:style>
    <style:style style:name="T21" style:family="text">
      <style:text-properties fo:font-style="normal" officeooo:rsid="005b8baf" style:font-style-asian="normal" style:font-style-complex="normal"/>
    </style:style>
    <style:style style:name="T22" style:family="text">
      <style:text-properties fo:font-style="normal" officeooo:rsid="005d258f" style:font-style-asian="normal" style:font-style-complex="normal"/>
    </style:style>
    <style:style style:name="T23" style:family="text">
      <style:text-properties fo:font-style="normal" officeooo:rsid="005f2151" style:font-style-asian="normal" style:font-style-complex="normal"/>
    </style:style>
    <style:style style:name="T24" style:family="text">
      <style:text-properties fo:font-style="normal" officeooo:rsid="00604c5d" style:font-style-asian="normal" style:font-style-complex="normal"/>
    </style:style>
    <style:style style:name="T25" style:family="text">
      <style:text-properties fo:font-style="normal" officeooo:rsid="00607b58" style:font-style-asian="normal" style:font-style-complex="normal"/>
    </style:style>
    <style:style style:name="T26" style:family="text">
      <style:text-properties fo:font-style="normal" officeooo:rsid="0060f6a0" style:font-style-asian="normal" style:font-style-complex="normal"/>
    </style:style>
    <style:style style:name="T27" style:family="text">
      <style:text-properties fo:font-style="normal" officeooo:rsid="00621e97"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Tracedroid Analysis Platform: An Up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7"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s Android goes also the number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that provides both static and dynamic analysis by means of integrating ANDROGUARD and an android sandbox.</text:span></text:p>
      <text:p text:style-name="P2"><text:tab/><text:span text:style-name="T3">The android sandbox, of the cited framework, is the engine that provides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15"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s for smartphone manufacturers [6], <text:span text:style-name="T4">contributing in increasing its mobile OS market share to the point of reaching 86% in the third quarter of 2016 [7]. One of the key components of Google's operating system is that it makes it easy for the developers to use the platform [6], as a consequence the increasing number of users is directly proportional to the increasing number of app programmers. This led to 2.800.000 apps available and more than 65 billion cumulative downloads from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a confirm to this, a malware, named Judy, was discovered in circa 50 apps in the play store [5]. The apps containing the malicious code have been downloaded approximately 36 million times and were responsible for generating fraudulent clicks to gain money from adverts. Another example of a </text:span><text:soft-page-break/><text:span text:style-name="T5">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gravity of the situation. Google, recently, developed a new system, dubbed Play Protect, that actively scans your device and new versions of apps uploaded to the play store to perform malware detection [4]. The system is brand new (May 2017), and aims at being a bigger security framework including safe browsing protection and to locate and lock your device in case it has been lost. The scientific community, on the other hand, was also aware of the situation since the early days of android. Many tools have been developed for static analysis and dynamic one. The former is performed by analyzing the source code or the byte code of an application, the ANDROGUARD framework is an example of a tool performing this [12]. The latter,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that performs both dynamic analysis and static one with the integration of ANDROGUARD. TRACEDROID is a sandbox based on android 2.3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6224578099526129713" text:style-name="L1">
        <text:list-item>
          <text:p text:style-name="P6">Chapter 2: explains the main concepts about android architecture useful at understanding the design and implementation of the system being ported.</text:p>
        </text:list-item>
        <text:list-item>
          <text:p text:style-name="P6">Chapter 3: <text:span text:style-name="T8">the TRACEDROID design is described in detail in a zoom in fashion.</text:span></text:p>
        </text:list-item>
        <text:list-item>
          <text:p text:style-name="P7">Chapter 4: the implementation notes and limitations are discussed.</text:p>
        </text:list-item>
        <text:list-item>
          <text:p text:style-name="P8">Chapter 5: <text:span text:style-name="T9">we provide an evaluation of the system aimed at checking the increase of compatibility with android applications.</text:span></text:p>
        </text:list-item>
        <text:list-item>
          <text:p text:style-name="P9">Chapter 6: <text:span text:style-name="T10">we describe future related to android 7 for dynamic analysis and we conclude with some general notes.</text:span></text:p>
        </text:list-item>
      </text:list>
      <text:p text:style-name="P10"/>
      <text:h text:style-name="P16" text:outline-level="1"><text:soft-page-break/>Chapter 2</text:h>
      <text:h text:style-name="P18" text:outline-level="2">Background knowledge</text:h>
      <text:p text:style-name="P11"/>
      <text:p text:style-name="P12">TRACEDROID sandbox enables profiling of android applications by modifying the dalvik virtual machine of android [1]. It is important, hence, to understand how android works, its system architecture and especially how the <text:span text:style-name="T11">virtual machine that runs the application is structured. We give in this section a brief overview of the whole android architecture and we explain in more detail the runtime core, namely the DVM.</text:span></text:p>
      <text:p text:style-name="P12"/>
      <text:h text:style-name="P19" text:outline-level="3">Android System Architecture</text:h>
      <text:p text:style-name="P13"/>
      <text:p text:style-name="P14">The layers that compose <text:span text:style-name="T12">Android</text:span> at the software level are shown in figure 2.1. <text:span text:style-name="T13">We cane see that at the bottom we have the </text:span><text:span text:style-name="T14">Linux kernel</text:span><text:span text:style-name="T15">, </text:span><text:span text:style-name="T16">a slightly modified version of the standard one. </text:span><text:span text:style-name="T17">The </text:span><text:span text:style-name="T18">improvements</text:span><text:span text:style-name="T17"> are aimed at adapting </text:span><text:span text:style-name="T18">the </text:span><text:span text:style-name="T19">kernel</text:span><text:span text:style-name="T17"> to the hardware constraints of the mobile devices. </text:span><text:span text:style-name="T20">The libraries layer is a set of C/C++ essential C libraries rewritten to support ARM architecture. These libraries are accessible from the application framework. </text:span><text:span text:style-name="T21">The runtime is based on the dalvik virtual machine, with its specific libraries, and a collection of core libraries, </text:span><text:span text:style-name="T22">specifically </text:span><text:span text:style-name="T21">the interoperability libraries of the Java programming language. </text:span><text:span text:style-name="T25">Since version 4.4 (codname Kitkat) it is written in C++.</text:span><text:span text:style-name="T21"> </text:span><text:span text:style-name="T23">The </text:span><text:span text:style-name="T24">Application Framework, </text:span><text:span text:style-name="T26">written in Java and interpreted by the DVM,</text:span><text:span text:style-name="T24"> is the main layer of the android framework and provides a rich set of components used by the applications to access the device functionalities. It contains also background processes that manages running applications and interoperability between them. </text:span><text:span text:style-name="T25">The last and higher layer is the Applications layer. </text:span><text:span text:style-name="T26">Applications are built on top of the Applications Framework and provide the interfaces the end users interact with. </text:span><text:span text:style-name="T27">Most of the apps are written in Java but developers are also free to this programming language with native code for different purposes (e.g. games that extensively use GP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03T17:45:12.929720056</dc:date>
    <dc:creator>dimitri </dc:creator>
    <meta:editing-duration>PT5H28M26S</meta:editing-duration>
    <meta:editing-cycles>84</meta:editing-cycles>
    <meta:document-statistic meta:table-count="0" meta:image-count="0" meta:object-count="0" meta:page-count="4" meta:paragraph-count="22" meta:word-count="1136" meta:character-count="7068" meta:non-whitespace-character-count="5950"/>
  </office:meta>
</office:document-meta>
</file>